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429" officeooo:paragraph-rsid="0010a429"/>
    </style:style>
    <style:style style:name="P2" style:family="paragraph" style:parent-style-name="Standard">
      <style:text-properties officeooo:rsid="0010a429" officeooo:paragraph-rsid="0010a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FINDINGS:</text:p>
      <text:p text:style-name="P1"/>
      <text:p text:style-name="P1">1) Well the first thing that I found out was that, since the cluster automatically sorts the mapper output through keys, I had to form my mapper.py program in such a way that after sorting, the reducer will get a favorable input.</text:p>
      <text:p text:style-name="P1">2) I had to store the circles files into a separate folder so my map reduce action became easier to execute.</text:p>
      <text:p text:style-name="P1">3) After using the for loop (for line in sys.stdin) once, I wasn’t able to use it again.</text:p>
      <text:p text:style-name="P1">4)I tried using this for loop (for line, arg in zip(sys.tdin, sys.argv[1:])), to get the file name too. But was not succesful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20:55:32.912533759</meta:creation-date>
    <dc:date>2023-06-15T15:43:43.274244635</dc:date>
    <meta:editing-duration>PT1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04" meta:character-count="560" meta:non-whitespace-character-count="461"/>
  </office:meta>
</office:document-meta>
</file>